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weight="bold" officeooo:rsid="00079024" officeooo:paragraph-rsid="00079024"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3"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4"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5" style:family="paragraph" style:parent-style-name="Standard">
      <style:paragraph-properties fo:text-align="center" style:justify-single-word="false"/>
      <style:text-properties style:font-name="DejaVu Sans" fo:font-weight="bold" officeooo:rsid="000c7617" officeooo:paragraph-rsid="000c7617" style:font-weight-asian="bold" style:font-weight-complex="bold"/>
    </style:style>
    <style:style style:name="P6"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8"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13" style:family="paragraph" style:parent-style-name="Standard">
      <style:paragraph-properties fo:text-align="start" style:justify-single-word="false"/>
      <style:text-properties style:font-name="DejaVu Sans" fo:font-size="12pt" fo:font-weight="bold" officeooo:rsid="000c7617" officeooo:paragraph-rsid="000c7617"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DejaVu Sans" fo:font-size="12pt" fo:font-weight="bold" officeooo:rsid="000cf8fd" officeooo:paragraph-rsid="000cf8fd" style:font-size-asian="12pt" style:font-weight-asian="bold" style:font-size-complex="12pt" style:font-weight-complex="bold"/>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3d9a6"/>
    </style:style>
    <style:style style:name="T5" style:family="text">
      <style:text-properties officeooo:rsid="00180fb2"/>
    </style:style>
    <style:style style:name="T6" style:family="text">
      <style:text-properties officeooo:rsid="0018f7dc"/>
    </style:style>
    <style:style style:name="T7" style:family="text">
      <style:text-properties style:text-position="super 58%" officeooo:rsid="0018f7dc"/>
    </style:style>
    <style:style style:name="T8" style:family="text">
      <style:text-properties officeooo:rsid="0019aa30"/>
    </style:style>
    <style:style style:name="T9" style:family="text">
      <style:text-properties officeooo:rsid="001b7d66"/>
    </style:style>
    <style:style style:name="T10" style:family="text">
      <style:text-properties officeooo:rsid="001ce1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mon sense is not so common</text:p>
      <text:p text:style-name="P3"/>
      <text:p text:style-name="P7">Rashid Mehmood</text:p>
      <text:p text:style-name="P8">laravelprodev@gmail.com</text:p>
      <text:p text:style-name="P3"/>
      <text:p text:style-name="P3"/>
      <text:p text:style-name="P5">Abstract</text:p>
      <text:p text:style-name="P12">Nowdays people are overwhelmed by Large Language Models LLMs. They seems to be quick, accurate, creative and reliable in most cases, because of these proclaimed abilities people are very much hopeful that AGI is just few years away. <text:span text:style-name="T4">LLMs are just pattern recognizers contained in the set of training data, they cannot think outside the boundaries of their training data. All the data generated by LLMs called as synthetic data itself cannot cross the boundaries of training data, its just new patterns and combinations of base training data or synthetic data. </text:span>Forget about intelligence here we <text:span text:style-name="T5">proved</text:span> that LLMs lacks very basic common sense. </text:p>
      <text:p text:style-name="P2"/>
      <text:p text:style-name="P2"/>
      <text:p text:style-name="P13">Introduction</text:p>
      <text:p text:style-name="P10">As said <text:span text:style-name="T6">by 18</text:span><text:span text:style-name="T7">th</text:span><text:span text:style-name="T6"> century French Enlightenment writer Voltaire</text:span> “common sense is not so common” <text:span text:style-name="T8">we can have debate about its existence</text:span> in human beings <text:span text:style-name="T8">but</text:span> there is huge deficiency of common sense in our <text:span text:style-name="T8">state or the art LLMs</text:span>. Later we will discuss few questions and try to prove that our modern <text:span text:style-name="T9">SotA</text:span> large language models lack very basic common sense and we will try to point out the core cause of that issue and limitations of LLMs. <text:span text:style-name="T10">The limits of combined human knowledge is basically the boundary of these so called intelligent systems and they cannot think / process beyond that, even within those boundaries of human limitations these systems lack intelligence when they come across novel situation.</text:span></text:p>
      <text:p text:style-name="P2"/>
      <text:p text:style-name="P14">Key Issues</text:p>
      <text:p text:style-name="P11">- Lack of very basic common sense</text:p>
      <text:p text:style-name="P11">- Lack of relational logic</text:p>
      <text:p text:style-name="P11">- Abstraction of knowledge</text:p>
      <text:p text:style-name="P11">- <text:span text:style-name="T3">Contained/locked in the training data</text:span></text:p>
      <text:p text:style-name="P11">- <text:span text:style-name="T9">Not capable to invent intelligent tools like we did</text:span></text:p>
      <text:p text:style-name="P2"/>
      <text:p text:style-name="P2">Q: <text:span text:style-name="T1">If we multiply </text:span><text:span text:style-name="T2">3</text:span><text:span text:style-name="T1"> with values greater than 5 and less than 15, how many prime numbers do we get </text:span>? <text:span text:style-name="T1">Just answer the exact number of values or exact values.. </text:span></text:p>
      <text:p text:style-name="P2"/>
      <text:p text:style-name="P2">Q: Can you tell me any pattern of how neural networks change their weights and biases to give exact answers ?</text:p>
      <text:p text:style-name="P2"/>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09-23T16:38:10.600104014</dc:date>
    <meta:editing-duration>PT3H18M52S</meta:editing-duration>
    <meta:editing-cycles>13</meta:editing-cycles>
    <meta:generator>LibreOffice/24.2.5.2$Linux_X86_64 LibreOffice_project/420$Build-2</meta:generator>
    <meta:document-statistic meta:table-count="0" meta:image-count="0" meta:object-count="0" meta:page-count="1" meta:paragraph-count="15" meta:word-count="322" meta:character-count="1881" meta:non-whitespace-character-count="1572"/>
  </office:meta>
</office:document-meta>
</file>